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price per unit</text:p>
          </table:table-cell>
          <table:table-cell office:value-type="string" table:style-name="ce1">
            <text:p>pric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<text:s text:c="4"/>C1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pi60:C_0805_2012Metric</text:p>
          </table:table-cell>
          <table:table-cell office:value-type="string" table:style-name="ce1">
            <text:p>~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<text:a xlink:href="https://sk.farnell.com/multicomp/mc0805f106z100ct/cap-10-f-10v-y5v-0805/dp/1759421">https://sk.farnell.com/multicomp/mc0805f106z100ct/cap-10-f-10v-y5v-0805/dp/1759421</text:a>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745" table:formula="of:=[.H2]*[.F2]" table:style-name="ce1">
            <text:p>0.74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C2-C6, C8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pi60:C_0805_2012Metric</text:p>
          </table:table-cell>
          <table:table-cell office:value-type="string" table:style-name="ce1">
            <text:p>~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<text:a xlink:href="https://sk.farnell.com/multicomp/mc0805b104m500ct/cap-0-1-f-50v-20-x7r-0805/dp/2627477">https://sk.farnell.com/multicomp/mc0805b104m500ct/cap-0-1-f-50v-20-x7r-0805/dp/2627477</text:a></text:p>
          </table:table-cell>
          <table:table-cell office:value-type="float" office:value="7.6100000000000001E-2" table:style-name="ce3">
            <text:p>0.0761</text:p>
          </table:table-cell>
          <table:table-cell office:value-type="float" office:value="1.522" table:formula="of:=[.H3]*[.F3]" table:style-name="ce1">
            <text:p>1.5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<text:s text:c="4"/>C7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pi60:C_0805_2012Metric</text:p>
          </table:table-cell>
          <table:table-cell office:value-type="string" table:style-name="ce1">
            <text:p>~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<text:a xlink:href="https://sk.farnell.com/multicomp/mc0805f105z500ct/cap-1-f-50v-y5v-0805/dp/1759432">https://sk.farnell.com/multicomp/mc0805f105z500ct/cap-1-f-50v-y5v-0805/dp/1759432</text:a></text:p>
          </table:table-cell>
          <table:table-cell office:value-type="float" office:value="8.2799999999999999E-2" table:style-name="ce3">
            <text:p>0.0828</text:p>
          </table:table-cell>
          <table:table-cell office:value-type="float" office:value="0.41399999999999998" table:formula="of:=[.H4]*[.F4]" table:style-name="ce1">
            <text:p>0.41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C9, C10</text:p>
          </table:table-cell>
          <table:table-cell office:value-type="string" table:style-name="ce1">
            <text:p>22pF</text:p>
          </table:table-cell>
          <table:table-cell office:value-type="string" table:style-name="ce1">
            <text:p>pi60:C_0805_2012Metric</text:p>
          </table:table-cell>
          <table:table-cell office:value-type="string" table:style-name="ce1">
            <text:p>~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<text:a xlink:href="https://sk.farnell.com/multicomp/mca0805c220jct/cap-22pf-100v-5-c0g-np0-0805/dp/9406247">https://sk.farnell.com/multicomp/mca0805c220jct/cap-22pf-100v-5-c0g-np0-0805/dp/9406247</text:a></text:p>
          </table:table-cell>
          <table:table-cell office:value-type="float" office:value="7.5499999999999998E-2" table:style-name="ce3">
            <text:p>0.0755</text:p>
          </table:table-cell>
          <table:table-cell office:value-type="float" office:value="0.755" table:formula="of:=[.H5]*[.F5]" table:style-name="ce1">
            <text:p>0.7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D1-D61</text:p>
          </table:table-cell>
          <table:table-cell office:value-type="string" table:style-name="ce1">
            <text:p>TS4148</text:p>
          </table:table-cell>
          <table:table-cell office:value-type="string" table:style-name="ce1">
            <text:p>pi60:D_0805_2012Metric</text:p>
          </table:table-cell>
          <table:table-cell office:value-type="string" table:style-name="ce1">
            <text:p>~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<text:a xlink:href="https://sk.farnell.com/taiwan-semiconductor/ts4148-ryg/diode-small-signal-75v-0-15a-0805/dp/2708389?st=TS4148">https://sk.farnell.com/taiwan-semiconductor/ts4148-ryg/diode-small-signal-75v-0-15a-0805/dp/2708389?st=TS4148</text:a></text:p>
          </table:table-cell>
          <table:table-cell office:value-type="float" office:value="9.5899999999999999E-2" table:style-name="ce3">
            <text:p>0.0959</text:p>
          </table:table-cell>
          <table:table-cell office:value-type="float" office:value="6.7130000000000001" table:formula="of:=[.H6]*[.F6]" table:style-name="ce1">
            <text:p>6.7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LED1, LED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60:LED_D3.0mm_Clear</text:p>
          </table:table-cell>
          <table:table-cell office:value-type="string" table:style-name="ce1">
            <text:p>~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<text:a xlink:href="https://sk.farnell.com/multicomp/mcl034swc-wh1/led-3mm-36-pure-white/dp/1581176">https://sk.farnell.com/multicomp/mcl034swc-wh1/led-3mm-36-pure-white/dp/1581176</text:a></text:p>
          </table:table-cell>
          <table:table-cell office:value-type="float" office:value="0.47899999999999998" table:style-name="ce3">
            <text:p>0.479</text:p>
          </table:table-cell>
          <table:table-cell office:value-type="float" office:value="2.395" table:formula="of:=[.H7]*[.F7]" table:style-name="ce1">
            <text:p>2.3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R1, R2</text:p>
          </table:table-cell>
          <table:table-cell office:value-type="string" table:style-name="ce1">
            <text:p>22R</text:p>
          </table:table-cell>
          <table:table-cell office:value-type="string" table:style-name="ce1">
            <text:p>pi60:R_0805_2012Metric</text:p>
          </table:table-cell>
          <table:table-cell office:value-type="string" table:style-name="ce1">
            <text:p>~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<text:a xlink:href="https://sk.farnell.com/multicomp/mcwr08x22r0ftl/res-22r-1-0-125w-0805-thick-film/dp/2447609">https://sk.farnell.com/multicomp/mcwr08x22r0ftl/res-22r-1-0-125w-0805-thick-film/dp/2447609</text:a></text:p>
          </table:table-cell>
          <table:table-cell office:value-type="float" office:value="9.9000000000000008E-3" table:style-name="ce3">
            <text:p>0.0099</text:p>
          </table:table-cell>
          <table:table-cell office:value-type="float" office:value="9.9000000000000005E-2" table:formula="of:=[.H8]*[.F8]" table:style-name="ce1">
            <text:p>0.09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R3, R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pi60:R_0805_2012Metric</text:p>
          </table:table-cell>
          <table:table-cell office:value-type="string" table:style-name="ce1">
            <text:p>~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<text:a xlink:href="https://sk.farnell.com/multicomp/mcwr08x1002ftl/res-10k-1-0-125w-0805-thick-film/dp/2447553">https://sk.farnell.com/multicomp/mcwr08x1002ftl/res-10k-1-0-125w-0805-thick-film/dp/2447553</text:a></text:p>
          </table:table-cell>
          <table:table-cell office:value-type="float" office:value="0.01" table:style-name="ce3">
            <text:p>0.01</text:p>
          </table:table-cell>
          <table:table-cell office:value-type="float" office:value="0.1" table:formula="of:=[.H9]*[.F9]" table:style-name="ce1">
            <text:p>0.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R5, R6</text:p>
          </table:table-cell>
          <table:table-cell office:value-type="string" table:style-name="ce1">
            <text:p>82R</text:p>
          </table:table-cell>
          <table:table-cell office:value-type="string" table:style-name="ce1">
            <text:p>pi60:R_0805_2012Metric</text:p>
          </table:table-cell>
          <table:table-cell office:value-type="string" table:style-name="ce1">
            <text:p>~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<text:a xlink:href="https://sk.farnell.com/multicomp/mcmr08x820-jtl/res-82r-5-0-125w-0805-ceramic/dp/2073848">https://sk.farnell.com/multicomp/mcmr08x820-jtl/res-82r-5-0-125w-0805-ceramic/dp/2073848</text:a>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7.1000000000000008E-2" table:formula="of:=[.H10]*[.F10]" table:style-name="ce1">
            <text:p>0.0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&gt; <text:s/>S1-S61</text:p>
          </table:table-cell>
          <table:table-cell office:value-type="string" table:style-name="ce1">
            <text:p>MX1A</text:p>
          </table:table-cell>
          <table:table-cell office:value-type="string" table:style-name="ce1">
            <text:p>pi60:MX1A-plate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0" table:formula="of:=[.H11]*[.F11]" table:style-name="ce1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<text:s text:c="4"/>U1</text:p>
          </table:table-cell>
          <table:table-cell office:value-type="string" table:style-name="ce1">
            <text:p>ATMEGA32U4</text:p>
          </table:table-cell>
          <table:table-cell office:value-type="string" table:style-name="ce1">
            <text:p>pi60:LQFP-44_10x10mm_P0.8mm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sk.farnell.com/microchip/atmega32u4-au/mcu-8bit-megaavr-16mhz-tqfp-44/dp/1748525?st=ATMEGA32U4">https://sk.farnell.com/microchip/atmega32u4-au/mcu-8bit-megaavr-16mhz-tqfp-44/dp/1748525?st=ATMEGA32U4</text:a></text:p>
          </table:table-cell>
          <table:table-cell office:value-type="float" office:value="3.45" table:style-name="ce3">
            <text:p>3.45</text:p>
          </table:table-cell>
          <table:table-cell office:value-type="float" office:value="3.45" table:formula="of:=[.H12]*[.F12]" table:style-name="ce1">
            <text:p>3.4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1">
            <text:p>16MHz</text:p>
          </table:table-cell>
          <table:table-cell office:value-type="string" table:style-name="ce1">
            <text:p>pi60:Crystal_SMD_3225-4Pin_3.2x2.5mm</text:p>
          </table:table-cell>
          <table:table-cell office:value-type="string" table:style-name="ce1">
            <text:p>~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sk.farnell.com/qantek-technology-corporation/qc3216-0000f12b12m/crystal-16mhz-12pf-3-2mm-x-2-5mm/dp/2508646?st=QC32%20Series">https://sk.farnell.com/qantek-technology-corporation/qc3216-0000f12b12m/crystal-16mhz-12pf-3-2mm-x-2-5mm/dp/2508646?st=QC32%20Series</text:a></text:p>
          </table:table-cell>
          <table:table-cell office:value-type="float" office:value="0.84499999999999997" table:style-name="ce3">
            <text:p>0.845</text:p>
          </table:table-cell>
          <table:table-cell office:value-type="float" office:value="0.84499999999999997" table:formula="of:=[.H13]*[.F13]" table:style-name="ce1">
            <text:p>0.845</text:p>
          </table:table-cell>
          <table:table-cell table:number-columns-repeated="16375"/>
        </table:table-row>
        <table:table-row table:style-name="ro1">
          <table:table-cell/>
          <table:table-cell table:number-columns-repeated="7" table:style-name="ce1"/>
          <table:table-cell office:value-type="float" office:value="17.108999999999998" table:formula="of:=SUM([.I2:.I13])" table:style-name="ce1">
            <text:p>17.109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Other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price per unit</text:p>
          </table:table-cell>
          <table:table-cell office:value-type="string" table:style-name="ce1">
            <text:p>pric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SB cable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sk.farnell.com/molex/68768-0404/usb-cable-2-0-a-mini-usb-b-plug/dp/2990514">https://sk.farnell.com/molex/68768-0404/usb-cable-2-0-a-mini-usb-b-plug/dp/2990514</text:a>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2.4500000000000002" table:formula="of:=[.D3]*[.F3]" table:style-name="ce1">
            <text:p>2.4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Solder wire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sk.farnell.com/multicore-loctite/3096525-m/solder-wire-60-40-180-deg-250g/dp/5090787">https://sk.farnell.com/multicore-loctite/3096525-m/solder-wire-60-40-180-deg-250g/dp/5090787</text:a></text:p>
          </table:table-cell>
          <table:table-cell office:value-type="float" office:value="27.77" table:style-name="ce3">
            <text:p>27.77</text:p>
          </table:table-cell>
          <table:table-cell office:value-type="float" office:value="27.77" table:formula="of:=[.D4]*[.F4]" table:style-name="ce1">
            <text:p>27.77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30.22" table:formula="of:=SUM([.G3:.G4])" table:style-name="ce1">
            <text:p>30.22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meta:initial-creator>Marek Kaplan</meta:initial-creator>
    <dc:creator>Marek Kaplan</dc:creator>
    <meta:creation-date>2019-08-07T08:46:40Z</meta:creation-date>
    <dc:date>2019-08-09T12:24:25Z</dc:date>
  </office:meta>
</office:document-meta>
</file>